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412af" officeooo:paragraph-rsid="001412af"/>
    </style:style>
    <style:style style:name="P2" style:family="paragraph" style:parent-style-name="Standard">
      <style:paragraph-properties fo:line-height="200%" fo:text-align="start" style:justify-single-word="false"/>
      <style:text-properties officeooo:rsid="001412af" officeooo:paragraph-rsid="001412af"/>
    </style:style>
    <style:style style:name="T1" style:family="text">
      <style:text-properties officeooo:rsid="001489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Appeal for Democracy</text:p>
      <text:p text:style-name="P2"><text:tab/>As Americans, we often claim that we love democracy while simultaneously not practicing it in one of the most important parts of our lives. Our bosses exercise almost autocratic control over our lives with few checks on their power. <text:span text:style-name="T1">Some on campus employees know this better than most. Employees of Chartwells, UTD’s food provider, have accused the company of a number of heinous worker abuses. These include: not being paid for up to six weeks after hire, not being able to see pay stubs to verify they were properly paid for the hours they worked, and not receiving promised promotions. International workers allege even worse treatment, including sexual harassment and far lower pay. Additionally, I have spoken to workers who claim they have no guarantee of employment after breaks – they may get called back to their job after Christmas, they may not. For these reasons and more, Chartwells workers are looking to unionize. The United Food and Commercial Workers local 1000 has been working to help them unionize. Unions present a way to help bring democracy into the workplace. By voting on issues and collectively bargaining with employers, unions give employees a voice that they are frequently scared to exercise otherwise. Historically, union members have fought and - in many cases - died for many rights we’re proud to exercise today. These include things like workplace safety requirements, the 40 hour work week, and the civil rights acts. Today, union members earn an average of 26% more, receive 80% more in healthcare contributions from employers, and more able to have complaints like work instability or workplace safety issues addressed. If you work at all, know your rights. The AFL-CIO has an excellent guide to work place rights. Also consider joining a union to help establish a more democratic workplace, one that protects your rights. And if you eat on campus, let them know you support them, and that they deserve be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20:56:34.150000000</meta:creation-date>
    <dc:date>2018-12-20T22:26:39.051000000</dc:date>
    <meta:editing-duration>PT1H7M53S</meta:editing-duration>
    <meta:editing-cycles>2</meta:editing-cycles>
    <meta:generator>LibreOffice/6.1.2.1$Windows_X86_64 LibreOffice_project/65905a128db06ba48db947242809d14d3f9a93fe</meta:generator>
    <meta:document-statistic meta:table-count="0" meta:image-count="0" meta:object-count="0" meta:page-count="1" meta:paragraph-count="2" meta:word-count="325" meta:character-count="1973" meta:non-whitespace-character-count="1647"/>
  </office:meta>
</office:document-meta>
</file>